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875cm" fo:margin-left="0cm" table:align="left" style:may-break-between-rows="true" style:writing-mode="lr-tb"/>
    </style:style>
    <style:style style:name="Tabela1.A" style:family="table-column">
      <style:table-column-properties style:column-width="4.967cm"/>
    </style:style>
    <style:style style:name="Tabela1.B" style:family="table-column">
      <style:table-column-properties style:column-width="5.456cm"/>
    </style:style>
    <style:style style:name="Tabela1.C" style:family="table-column">
      <style:table-column-properties style:column-width="5.452cm"/>
    </style:style>
    <style:style style:name="Tabela1.A1" style:family="table-cell">
      <style:table-cell-properties fo:background-color="#b7b7b7" fo:padding-left="0.176cm" fo:padding-right="0.176cm" fo:padding-top="0cm" fo:padding-bottom="0cm" fo:border-left="1pt solid #000000" fo:border-right="1pt solid #666666" fo:border-top="1pt solid #000000" fo:border-bottom="1pt solid #000000" fo:vertical-align="top">
        <style:background-image/>
      </style:table-cell-properties>
    </style:style>
    <style:style style:name="Tabela1.B1" style:family="table-cell">
      <style:table-cell-properties fo:background-color="#b7b7b7" fo:padding-left="0.176cm" fo:padding-right="0.176cm" fo:padding-top="0cm" fo:padding-bottom="0cm" fo:border-left="1pt solid #666666" fo:border-right="none" fo:border-top="1pt solid #666666" fo:border-bottom="1pt solid #666666" fo:vertical-align="top">
        <style:background-image/>
      </style:table-cell-properties>
    </style:style>
    <style:style style:name="Tabela1.C1" style:family="table-cell">
      <style:table-cell-properties fo:background-color="#b7b7b7" fo:padding-left="0.176cm" fo:padding-right="0.176cm" fo:padding-top="0cm" fo:padding-bottom="0cm" fo:border="1pt solid #666666" fo:vertical-align="top">
        <style:background-image/>
      </style:table-cell-properties>
    </style:style>
    <style:style style:name="Tabela1.2" style:family="table-row">
      <style:table-row-properties style:min-row-height="0.741cm"/>
    </style:style>
    <style:style style:name="Tabela1.A2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2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2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3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3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5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5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6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6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A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7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A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9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10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10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2" style:family="table">
      <style:table-properties style:width="15.875cm" fo:margin-left="0cm" table:align="left" style:may-break-between-rows="true" style:writing-mode="lr-tb"/>
    </style:style>
    <style:style style:name="Tabela2.A" style:family="table-column">
      <style:table-column-properties style:column-width="10.504cm"/>
    </style:style>
    <style:style style:name="Tabela2.B" style:family="table-column">
      <style:table-column-properties style:column-width="5.371cm"/>
    </style:style>
    <style:style style:name="Tabela2.A1" style:family="table-cell">
      <style:table-cell-properties fo:background-color="#b7b7b7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1" style:family="table-cell">
      <style:table-cell-properties fo:background-color="#b7b7b7" fo:padding-left="0.176cm" fo:padding-right="0.176cm" fo:padding-top="0cm" fo:padding-bottom="0cm" fo:border-left="none" fo:border-right="1pt solid #666666" fo:border-top="1pt solid #000000" fo:border-bottom="1pt solid #000000" fo:vertical-align="top">
        <style:background-image/>
      </style:table-cell-properties>
    </style:style>
    <style:style style:name="Tabela2.2" style:family="table-row">
      <style:table-row-properties style:min-row-height="0.741cm"/>
    </style:style>
    <style:style style:name="Tabela2.A2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2" style:family="table-cell">
      <style:table-cell-properties fo:background-color="#ffffff" fo:padding-left="0.176cm" fo:padding-right="0.176cm" fo:padding-top="0cm" fo:padding-bottom="0cm" fo:border-left="none" fo:border-right="1pt solid #000000" fo:border-top="1pt solid #000000" fo:border-bottom="1pt solid #000000" fo:vertical-align="top">
        <style:background-image/>
      </style:table-cell-properties>
    </style:style>
    <style:style style:name="Tabela2.A3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3" style:family="table-cell">
      <style:table-cell-properties fo:background-color="#ffffff" fo:padding-left="0.176cm" fo:padding-right="0.176cm" fo:padding-top="0cm" fo:padding-bottom="0cm" fo:border-left="none" fo:border-right="1pt solid #000000" fo:border-top="1pt solid #000000" fo:border-bottom="1pt solid #000000" fo:vertical-align="top">
        <style:background-image/>
      </style:table-cell-properties>
    </style:style>
    <style:style style:name="Tabela2.A4" style:family="table-cell">
      <style:table-cell-properties fo:background-color="#ffffff" fo:padding-left="0.176cm" fo:padding-right="0.176cm" fo:padding-top="0cm" fo:padding-bottom="0cm" fo:border-left="1pt solid #000000" fo:border-right="none" fo:border-top="none" fo:border-bottom="1pt solid #000000" fo:vertical-align="top">
        <style:background-image/>
      </style:table-cell-properties>
    </style:style>
    <style:style style:name="Tabela2.B4" style:family="table-cell">
      <style:table-cell-properties fo:background-color="#ffffff" fo:padding-left="0.176cm" fo:padding-right="0.176cm" fo:padding-top="0cm" fo:padding-bottom="0cm" fo:border-left="none" fo:border-right="1pt solid #000000" fo:border-top="none" fo:border-bottom="1pt solid #000000" fo:vertical-align="top">
        <style:background-image/>
      </style:table-cell-properties>
    </style:style>
    <style:style style:name="P1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fo:font-weight="bold" officeooo:rsid="0011673d" officeooo:paragraph-rsid="0011673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fo:color="#000000" style:font-name="Times New Roman" fo:font-size="11pt" fo:font-weight="normal" officeooo:rsid="0011766f" style:font-name-asian="Arial1" style:font-size-asian="11pt" style:font-weight-asian="normal" style:font-name-complex="Arial1" style:font-size-complex="11pt" style:font-weight-complex="normal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1707" officeooo:paragraph-rsid="000c1707" style:text-blinking="false" fo:background-color="transparen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e35d" officeooo:paragraph-rsid="000ce35d" style:text-blinking="false" fo:background-color="transparen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e85fb" officeooo:paragraph-rsid="000e85fb" style:text-blinking="false" fo:background-color="transparen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102be0" officeooo:paragraph-rsid="00102be0" style:text-blinking="false" fo:background-color="transparent"/>
    </style:style>
    <style:style style:name="P9" style:family="paragraph" style:parent-style-name="Standard">
      <style:paragraph-properties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85f47" officeooo:paragraph-rsid="00085f47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c1707" officeooo:paragraph-rsid="000c1707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c1501" officeooo:paragraph-rsid="000c1501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e85fb" officeooo:paragraph-rsid="000e85fb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102be0" officeooo:paragraph-rsid="00102be0" fo:background-color="transparent" style:font-name-asian="Arial" style:font-name-complex="Arial"/>
    </style:style>
    <style:style style:name="P17" style:family="paragraph" style:parent-style-name="Standard">
      <style:paragraph-properties fo:line-height="115%" fo:text-align="start" style:justify-single-word="false"/>
      <style:text-properties fo:font-variant="normal" fo:text-transform="none" fo:color="#24292e" style:text-line-through-style="none" style:text-line-through-type="none" style:font-name="Arial" fo:font-size="18pt" fo:font-style="normal" style:text-underline-style="none" fo:font-weight="bold" style:text-blinking="false" fo:background-color="transparent" style:font-name-asian="Calibri" style:font-name-complex="Calibri"/>
    </style:style>
    <style:style style:name="P18" style:family="paragraph" style:parent-style-name="Standard">
      <style:paragraph-properties fo:margin-left="1.27cm" fo:margin-right="0cm" fo:line-height="115%" fo:text-align="start" style:justify-single-word="false" fo:text-indent="0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19" style:family="paragraph" style:parent-style-name="Standard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P20" style:family="paragraph" style:parent-style-name="Standard">
      <style:paragraph-properties fo:margin-left="0cm" fo:margin-right="0cm" fo:line-height="115%" fo:text-align="center" style:justify-single-word="false" fo:text-indent="1.27cm" style:auto-text-indent="false"/>
      <style:text-properties fo:color="#000000" style:font-name="Times New Roman" fo:font-size="28pt" fo:font-weight="normal" fo:background-color="transparent" style:font-name-asian="Arial1" style:font-size-asian="28pt" style:font-weight-asian="normal" style:font-name-complex="Arial1" style:font-size-complex="28pt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1074f9" officeooo:paragraph-rsid="001074f9" style:text-blinking="false" fo:background-color="transparent"/>
    </style:style>
    <style:style style:name="P22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23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24292e" style:text-line-through-style="none" style:text-line-through-type="none" style:font-name="Times New Roman" fo:font-size="14pt" fo:font-style="normal" style:text-underline-style="none" fo:font-weight="bold" officeooo:paragraph-rsid="000c1501" style:text-blinking="false" fo:background-color="transparent" style:font-name-asian="Calibri" style:font-size-asian="14pt" style:font-name-complex="Calibri" style:font-size-complex="14pt"/>
    </style:style>
    <style:style style:name="P24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6437" officeooo:paragraph-rsid="00126437" style:text-blinking="false" fo:background-color="transparent" style:font-name-asian="Trebuchet MS1" style:font-size-asian="10.5pt" style:font-weight-asian="normal" style:font-name-complex="Trebuchet MS1" style:font-size-complex="12pt" style:font-weight-complex="normal"/>
    </style:style>
    <style:style style:name="P25" style:family="paragraph" style:parent-style-name="Standard" style:list-style-name="WWNum3">
      <style:paragraph-properties fo:margin-left="0cm" fo:margin-right="0cm" fo:margin-top="0.353cm" fo:margin-bottom="0cm" loext:contextual-spacing="false" fo:line-height="115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/>
    </style:style>
    <style:style style:name="P26" style:family="paragraph" style:parent-style-name="Standard" style:list-style-name="L1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T1" style:family="text">
      <style:text-properties fo:color="#000000" fo:font-weight="bold" style:font-name-asian="Trebuchet MS1" style:font-weight-asian="bold" style:font-name-complex="Trebuchet MS1"/>
    </style:style>
    <style:style style:name="T2" style:family="text">
      <style:text-properties fo:color="#000000" fo:font-weight="bold" officeooo:rsid="0011766f" style:font-name-asian="Trebuchet MS1" style:font-weight-asian="bold" style:font-name-complex="Trebuchet MS1"/>
    </style:style>
    <style:style style:name="T3" style:family="text">
      <style:text-properties fo:color="#000000" fo:font-weight="bold" officeooo:rsid="000c1501" style:font-name-asian="Trebuchet MS1" style:font-weight-asian="bold" style:font-name-complex="Trebuchet MS1"/>
    </style:style>
    <style:style style:name="T4" style:family="text">
      <style:text-properties fo:color="#000000" fo:font-size="13pt" fo:font-weight="bold" style:font-name-asian="Trebuchet MS1" style:font-size-asian="13pt" style:font-weight-asian="bold" style:font-name-complex="Trebuchet MS1" style:font-size-complex="13pt"/>
    </style:style>
    <style:style style:name="T5" style:family="text">
      <style:text-properties fo:color="#000000" fo:font-size="13pt" fo:font-weight="bold" officeooo:rsid="0011766f" style:font-name-asian="Trebuchet MS1" style:font-size-asian="13pt" style:font-weight-asian="bold" style:font-name-complex="Trebuchet MS1" style:font-size-complex="13pt"/>
    </style:style>
    <style:style style:name="T6" style:family="text">
      <style:text-properties fo:color="#000000" fo:font-size="13pt" fo:font-weight="bold" officeooo:rsid="000c1501" style:font-name-asian="Trebuchet MS1" style:font-size-asian="13pt" style:font-weight-asian="bold" style:font-name-complex="Trebuchet MS1" style:font-size-complex="13pt"/>
    </style:style>
    <style:style style:name="T7" style:family="text">
      <style:text-properties fo:color="#000000" officeooo:rsid="0011766f" style:font-name-asian="Trebuchet MS1" style:font-weight-asian="bold" style:font-name-complex="Trebuchet MS1"/>
    </style:style>
    <style:style style:name="T8" style:family="text">
      <style:text-properties fo:color="#000000" officeooo:rsid="000ce35d" style:font-name-asian="Trebuchet MS1" style:font-weight-asian="bold" style:font-name-complex="Trebuchet MS1"/>
    </style:style>
    <style:style style:name="T9" style:family="text">
      <style:text-properties officeooo:rsid="00085f47"/>
    </style:style>
    <style:style style:name="T10" style:family="text">
      <style:text-properties officeooo:rsid="000c1501"/>
    </style:style>
    <style:style style:name="T11" style:family="text">
      <style:text-properties officeooo:rsid="000df0eb"/>
    </style:style>
    <style:style style:name="T12" style:family="text">
      <style:text-properties officeooo:rsid="001074f9"/>
    </style:style>
    <text:list-style style:name="L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0">Execução de </text:span>Checklists</text:p>
      <text:p text:style-name="P1"/>
      <text:p text:style-name="P1"/>
      <text:p text:style-name="P2">Portal-ES</text:p>
      <text:p text:style-name="P3"/>
      <text:list xml:id="list4020369167" text:style-name="WWNum3">
        <text:list-header>
          <text:p text:style-name="P22"><text:span text:style-name="T3">1</text:span><text:span text:style-name="T2">. </text:span><text:span text:style-name="T1">Checklists</text:span></text:p>
          <text:p text:style-name="P25"><text:span text:style-name="T6">1</text:span><text:span text:style-name="T5">.1 </text:span><text:span text:style-name="T4">Checklist </text:span><text:span text:style-name="T5">para verificação</text:span></text:p>
        </text:list-header>
      </text:list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2">Categoria</text:p>
          </table:table-cell>
          <table:table-cell table:style-name="Tabela1.B1" office:value-type="string">
            <text:p text:style-name="P12">Checklist</text:p>
          </table:table-cell>
          <table:table-cell table:style-name="Tabela1.C1" office:value-type="string">
            <text:p text:style-name="P14">Avaliação</text:p>
          </table:table-cell>
        </table:table-row>
        <table:table-row table:style-name="Tabela1.2">
          <table:table-cell table:style-name="Tabela1.A2" table:number-rows-spanned="5" office:value-type="string">
            <text:p text:style-name="P13">Estrutura</text:p>
            <text:p text:style-name="P13"><text:s/></text:p>
          </table:table-cell>
          <table:table-cell table:style-name="Tabela1.B2" office:value-type="string">
            <text:p text:style-name="P13">O código implementa completamente e adequadamente o design?</text:p>
          </table:table-cell>
          <table:table-cell table:style-name="Tabela1.C2" office:value-type="string">
            <text:p text:style-name="P16">Atende</text:p>
          </table:table-cell>
        </table:table-row>
        <table:table-row table:style-name="Tabela1.2">
          <table:covered-table-cell/>
          <table:table-cell table:style-name="Tabela1.B3" table:number-rows-spanned="2" office:value-type="string">
            <text:p text:style-name="P13">O código está bem estruturado (formatado, em estilo adequado, visualmente)?</text:p>
          </table:table-cell>
          <table:table-cell table:style-name="Tabela1.C3" table:number-rows-spanned="2" office:value-type="string">
            <text:p text:style-name="P16">Atende</text:p>
          </table:table-cell>
        </table:table-row>
        <table:table-row table:style-name="Tabela1.2">
          <table:covered-table-cell/>
          <table:covered-table-cell/>
          <table:covered-table-cell/>
        </table:table-row>
        <table:table-row table:style-name="Tabela1.2">
          <table:covered-table-cell/>
          <table:table-cell table:style-name="Tabela1.B5" office:value-type="string">
            <text:p text:style-name="P13">O armazenamento é feito de forma eficiente?</text:p>
          </table:table-cell>
          <table:table-cell table:style-name="Tabela1.C5" office:value-type="string">
            <text:p text:style-name="P16">Sim (nos checklists anteriores o item foi avaliado erroneamente)</text:p>
          </table:table-cell>
        </table:table-row>
        <table:table-row table:style-name="Tabela1.2">
          <table:covered-table-cell/>
          <table:table-cell table:style-name="Tabela1.B6" office:value-type="string">
            <text:p text:style-name="P13">Todos os comentários estão consistentes com o código?</text:p>
          </table:table-cell>
          <table:table-cell table:style-name="Tabela1.C6" office:value-type="string">
            <text:p text:style-name="P16">Atende</text:p>
          </table:table-cell>
        </table:table-row>
        <table:table-row table:style-name="Tabela1.2">
          <table:table-cell table:style-name="Tabela1.A7" table:number-rows-spanned="2" office:value-type="string">
            <text:p text:style-name="P13">Variáveis</text:p>
          </table:table-cell>
          <table:table-cell table:style-name="Tabela1.B7" table:number-rows-spanned="2" office:value-type="string">
            <text:p text:style-name="P13">As variáveis estão definidas propriamente com nomes consistentes e claros?</text:p>
          </table:table-cell>
          <table:table-cell table:style-name="Tabela1.C7" table:number-rows-spanned="2" office:value-type="string">
            <text:p text:style-name="P16">Atende</text:p>
          </table:table-cell>
        </table:table-row>
        <table:table-row table:style-name="Tabela1.2">
          <table:covered-table-cell/>
          <table:covered-table-cell/>
          <table:covered-table-cell/>
        </table:table-row>
        <table:table-row table:style-name="Tabela1.2">
          <table:table-cell table:style-name="Tabela1.A9" table:number-rows-spanned="2" office:value-type="string">
            <text:p text:style-name="P13">Programação Defensiva</text:p>
          </table:table-cell>
          <table:table-cell table:style-name="Tabela1.B9" office:value-type="string">
            <text:p text:style-name="P13">Os dados corretos estão sendo operados corretamente?</text:p>
          </table:table-cell>
          <table:table-cell table:style-name="Tabela1.C9" office:value-type="string">
            <text:p text:style-name="P16">Atende</text:p>
          </table:table-cell>
        </table:table-row>
        <table:table-row table:style-name="Tabela1.2">
          <table:covered-table-cell/>
          <table:table-cell table:style-name="Tabela1.B10" office:value-type="string">
            <text:p text:style-name="P13">Todos os arquivos utilizados são checados pela sua existência antes de serem utilizados? E eles são corretamente deixados no estado necessário após o programa terminar?</text:p>
          </table:table-cell>
          <table:table-cell table:style-name="Tabela1.C10" office:value-type="string">
            <text:p text:style-name="P15">Atende</text:p>
          </table:table-cell>
        </table:table-row>
      </table:table>
      <text:p text:style-name="P19"/>
      <text:p text:style-name="P19"/>
      <text:p text:style-name="P19"/>
      <text:list xml:id="list388217804" text:style-name="L1">
        <text:list-header>
          <text:p text:style-name="P26"><text:span text:style-name="T10">1.2 </text:span>Checklist para <text:span text:style-name="T9">implementação do backlog</text:span></text:p>
        </text:list-header>
      </text:list>
      <text:p text:style-name="P18"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">Backlog</text:p>
          </table:table-cell>
          <table:table-cell table:style-name="Tabela2.B1" office:value-type="string">
            <text:p text:style-name="P11">Avaliação</text:p>
          </table:table-cell>
        </table:table-row>
        <table:table-row table:style-name="Tabela2.2">
          <table:table-cell table:style-name="Tabela2.A2" office:value-type="string">
            <text:p text:style-name="P4">Deve ser uma aplicação web.</text:p>
          </table:table-cell>
          <table:table-cell table:style-name="Tabela2.B2" office:value-type="string">
            <text:p text:style-name="P5">Atende</text:p>
          </table:table-cell>
        </table:table-row>
        <table:table-row table:style-name="Tabela2.2">
          <table:table-cell table:style-name="Tabela2.A3" office:value-type="string">
            <text:p text:style-name="P4">O site deverá possuir um campo de pesquisa, para que seja possível obter informações específicas.</text:p>
          </table:table-cell>
          <table:table-cell table:style-name="Tabela2.B3" office:value-type="string">
            <text:p text:style-name="P8"><text:span text:style-name="T12">Não a</text:span>tende</text:p>
          </table:table-cell>
        </table:table-row>
        <text:soft-page-break/>
        <table:table-row table:style-name="Tabela2.2">
          <table:table-cell table:style-name="Tabela2.A4" office:value-type="string">
            <text:p text:style-name="P4">O site deverá possuir todas as áreas de conhecimento contidas no PPC.</text:p>
          </table:table-cell>
          <table:table-cell table:style-name="Tabela2.B4" office:value-type="string">
            <text:p text:style-name="P8"><text:span text:style-name="T12">Não a</text:span>tende</text:p>
          </table:table-cell>
        </table:table-row>
        <table:table-row table:style-name="Tabela2.2">
          <table:table-cell table:style-name="Tabela2.A4" office:value-type="string">
            <text:p text:style-name="P4">O site deverá todas as áreas de conhecimento e as disciplinas contidas no SWEBOK.</text:p>
          </table:table-cell>
          <table:table-cell table:style-name="Tabela2.B4" office:value-type="string">
            <text:p text:style-name="P8">Atende</text:p>
          </table:table-cell>
        </table:table-row>
        <table:table-row table:style-name="Tabela2.2">
          <table:table-cell table:style-name="Tabela2.A4" office:value-type="string">
            <text:p text:style-name="P4">O site deverá ser composto de três camadas.</text:p>
          </table:table-cell>
          <table:table-cell table:style-name="Tabela2.B4" office:value-type="string">
            <text:p text:style-name="P5">Atende</text:p>
          </table:table-cell>
        </table:table-row>
        <table:table-row table:style-name="Tabela2.2">
          <table:table-cell table:style-name="Tabela2.A4" office:value-type="string">
            <text:p text:style-name="P4">A 1° camada deverá conter dados/informações relevantes à área de TI e a Engenharia de Software com o objetivo de atrair usuário à obter mais informações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A 2° camada deverá conter dados/informações superficiais a respeito do curso de Engenharia de Software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A 3° camada deverá conter dados/informações mais detalhadas a respeito do curso de Engenharia de software relacionados ao PPC e ao SWEBOK.</text:p>
          </table:table-cell>
          <table:table-cell table:style-name="Tabela2.B4" office:value-type="string">
            <text:p text:style-name="P21">Não atende</text:p>
          </table:table-cell>
        </table:table-row>
        <table:table-row table:style-name="Tabela2.2">
          <table:table-cell table:style-name="Tabela2.A4" office:value-type="string">
            <text:p text:style-name="P4">O site deverá conter as funções de download do documento PPC, este em PDF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O site deverá possuir responsividade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O site não fará uso de serviços remotos.</text:p>
          </table:table-cell>
          <table:table-cell table:style-name="Tabela2.B4" office:value-type="string">
            <text:p text:style-name="P6">Atende</text:p>
          </table:table-cell>
        </table:table-row>
        <table:table-row table:style-name="Tabela2.2">
          <table:table-cell table:style-name="Tabela2.A4" office:value-type="string">
            <text:p text:style-name="P4">Não será necessário login para nenhuma das funcionalidades do site.</text:p>
          </table:table-cell>
          <table:table-cell table:style-name="Tabela2.B4" office:value-type="string">
            <text:p text:style-name="P6">Atende</text:p>
          </table:table-cell>
        </table:table-row>
      </table:table>
      <text:p text:style-name="P17"/>
      <text:p text:style-name="P17"/>
      <text:list xml:id="list230009795324909" text:continue-list="list4020369167" text:style-name="WWNum3">
        <text:list-header>
          <text:p text:style-name="P23"><text:span text:style-name="T8">2</text:span><text:span text:style-name="T7">. </text:span><text:span text:style-name="T8">Relatório</text:span></text:p>
          <text:list>
            <text:list-item>
              <text:list>
                <text:list-item>
                  <text:list>
                    <text:list-header>
                      <text:p text:style-name="P24">Há atraso curto quanto as entregas.</text:p>
                    </text:list-header>
                  </text:list>
                </text:list-item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fo:background-color="#ffffff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" style:display-name="ListLabel 1" style:family="text">
      <style:text-properties fo:font-size="16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7T23:00:08.998000000</dc:date>
    <meta:editing-duration>PT49M28S</meta:editing-duration>
    <meta:editing-cycles>7</meta:editing-cycles>
    <meta:generator>LibreOffice/5.3.6.1$Windows_x86 LibreOffice_project/686f202eff87ef707079aeb7f485847613344eb7</meta:generator>
    <meta:document-statistic meta:table-count="2" meta:image-count="0" meta:object-count="0" meta:page-count="2" meta:paragraph-count="55" meta:word-count="296" meta:character-count="1889" meta:non-whitespace-character-count="1648"/>
  </office:meta>
</office:document-meta>
</file>